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face style:name="Droid Sans Devanagari1" svg:font-family="'Droid Sans Devanagari'" style:font-family-generic="swiss"/>
    <style:font-face style:name="Arial"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21e96" officeooo:paragraph-rsid="00121e96"/>
    </style:style>
    <style:style style:name="P2" style:family="paragraph" style:parent-style-name="Text_20_body">
      <style:text-properties style:font-name="Arial" officeooo:rsid="00150057" officeooo:paragraph-rsid="001fd338"/>
    </style:style>
    <style:style style:name="P3" style:family="paragraph" style:parent-style-name="Text_20_body">
      <style:text-properties style:font-name="Arial" officeooo:rsid="001bf579" officeooo:paragraph-rsid="00214dcd"/>
    </style:style>
    <style:style style:name="P4" style:family="paragraph" style:parent-style-name="Text_20_body">
      <style:text-properties style:font-name="Arial" officeooo:paragraph-rsid="00227275"/>
    </style:style>
    <style:style style:name="P5" style:family="paragraph" style:parent-style-name="Text_20_body">
      <style:text-properties style:font-name="Arial" officeooo:rsid="00227275" officeooo:paragraph-rsid="00227275"/>
    </style:style>
    <style:style style:name="P6" style:family="paragraph" style:parent-style-name="Text_20_body">
      <style:text-properties style:font-name="Arial" officeooo:rsid="002b526f" officeooo:paragraph-rsid="002b526f"/>
    </style:style>
    <style:style style:name="P7" style:family="paragraph" style:parent-style-name="Text_20_body">
      <style:text-properties officeooo:rsid="001fd338" officeooo:paragraph-rsid="001fd338"/>
    </style:style>
    <style:style style:name="P8" style:family="paragraph" style:parent-style-name="Text_20_body">
      <style:text-properties officeooo:paragraph-rsid="00214dcd"/>
    </style:style>
    <style:style style:name="P9" style:family="paragraph" style:parent-style-name="Text_20_body">
      <style:text-properties officeooo:paragraph-rsid="00227275"/>
    </style:style>
    <style:style style:name="P10" style:family="paragraph" style:parent-style-name="Text_20_body">
      <style:text-properties officeooo:rsid="0023e126" officeooo:paragraph-rsid="0023e126"/>
    </style:style>
    <style:style style:name="P11" style:family="paragraph" style:parent-style-name="Text_20_body">
      <style:text-properties officeooo:paragraph-rsid="002adcee"/>
    </style:style>
    <style:style style:name="P12" style:family="paragraph" style:parent-style-name="Text_20_body">
      <style:text-properties officeooo:rsid="002b526f" officeooo:paragraph-rsid="002b526f"/>
    </style:style>
    <style:style style:name="P13" style:family="paragraph" style:parent-style-name="Text_20_body">
      <style:text-properties officeooo:rsid="002e1750" officeooo:paragraph-rsid="002e1750"/>
    </style:style>
    <style:style style:name="P14" style:family="paragraph" style:parent-style-name="Standard">
      <style:paragraph-properties fo:margin-left="1.251cm" fo:margin-right="0cm" fo:text-indent="0cm" style:auto-text-indent="false"/>
      <style:text-properties officeooo:rsid="00332c14" officeooo:paragraph-rsid="00332c14"/>
    </style:style>
    <style:style style:name="P15" style:family="paragraph" style:parent-style-name="Standard">
      <style:paragraph-properties fo:margin-left="2.501cm" fo:margin-right="0cm" fo:text-indent="0cm" style:auto-text-indent="false"/>
      <style:text-properties officeooo:rsid="00332c14" officeooo:paragraph-rsid="00332c14"/>
    </style:style>
    <style:style style:name="P16" style:family="paragraph" style:parent-style-name="Standard">
      <style:paragraph-properties fo:margin-left="2.501cm" fo:margin-right="0cm" fo:text-indent="0cm" style:auto-text-indent="false"/>
      <style:text-properties fo:font-weight="bold" officeooo:rsid="00332c14" officeooo:paragraph-rsid="00332c14" style:font-weight-asian="bold" style:font-weight-complex="bold"/>
    </style:style>
    <style:style style:name="P17" style:family="paragraph" style:parent-style-name="Standard">
      <style:paragraph-properties fo:margin-left="2.501cm" fo:margin-right="0cm" fo:text-indent="0cm" style:auto-text-indent="false"/>
      <style:text-properties officeooo:paragraph-rsid="00332c14"/>
    </style:style>
    <style:style style:name="P18" style:family="paragraph" style:parent-style-name="Text_20_body" style:list-style-name="L1"/>
    <style:style style:name="P19" style:family="paragraph" style:parent-style-name="Text_20_body">
      <style:text-properties officeooo:rsid="002fd142" officeooo:paragraph-rsid="002fd142"/>
    </style:style>
    <style:style style:name="P20" style:family="paragraph" style:parent-style-name="Text_20_body">
      <style:text-properties officeooo:paragraph-rsid="003088bb"/>
    </style:style>
    <style:style style:name="P21" style:family="paragraph" style:parent-style-name="Text_20_body">
      <style:text-properties officeooo:rsid="003088bb" officeooo:paragraph-rsid="003088bb"/>
    </style:style>
    <style:style style:name="P22" style:family="paragraph" style:parent-style-name="Text_20_body">
      <style:text-properties style:text-underline-style="none" officeooo:rsid="0032142b" officeooo:paragraph-rsid="0032142b"/>
    </style:style>
    <style:style style:name="P23" style:family="paragraph" style:parent-style-name="Text_20_body">
      <style:text-properties style:text-underline-style="none" fo:font-weight="normal" officeooo:rsid="0032142b" officeooo:paragraph-rsid="0032142b" style:font-weight-asian="normal" style:font-weight-complex="normal"/>
    </style:style>
    <style:style style:name="P24" style:family="paragraph" style:parent-style-name="Text_20_body">
      <style:text-properties fo:font-weight="bold" officeooo:rsid="0034d217" officeooo:paragraph-rsid="0034d217" style:font-weight-asian="bold" style:font-weight-complex="bold"/>
    </style:style>
    <style:style style:name="P25" style:family="paragraph" style:parent-style-name="Text_20_body">
      <style:text-properties officeooo:paragraph-rsid="0032142b"/>
    </style:style>
    <style:style style:name="P26" style:family="paragraph" style:parent-style-name="Text_20_body" style:list-style-name="L2">
      <style:text-properties style:font-name="Arial" officeooo:rsid="002bda4e" officeooo:paragraph-rsid="002bda4e"/>
    </style:style>
    <style:style style:name="P27" style:family="paragraph" style:parent-style-name="Text_20_body">
      <style:text-properties style:font-name="Arial" officeooo:rsid="00332c14" officeooo:paragraph-rsid="00332c14"/>
    </style:style>
    <style:style style:name="P28" style:family="paragraph" style:parent-style-name="Text_20_body" style:list-style-name="L2">
      <style:text-properties style:font-name="Arial" officeooo:rsid="00332c14" officeooo:paragraph-rsid="00332c14"/>
    </style:style>
    <style:style style:name="P29" style:family="paragraph" style:parent-style-name="Text_20_body" style:list-style-name="L2">
      <style:text-properties style:font-name="Arial" officeooo:rsid="002b526f" officeooo:paragraph-rsid="002b526f"/>
    </style:style>
    <style:style style:name="P30" style:family="paragraph" style:parent-style-name="Text_20_body" style:list-style-name="L1">
      <style:paragraph-properties fo:margin-top="0cm" fo:margin-bottom="0cm" loext:contextual-spacing="false"/>
      <style:text-properties style:font-name="Arial" officeooo:paragraph-rsid="00227275"/>
    </style:style>
    <style:style style:name="P31" style:family="paragraph" style:parent-style-name="Text_20_body" style:list-style-name="L1">
      <style:paragraph-properties fo:margin-top="0cm" fo:margin-bottom="0cm" loext:contextual-spacing="false"/>
    </style:style>
    <style:style style:name="P32" style:family="paragraph" style:parent-style-name="Text_20_body" style:list-style-name="L1">
      <style:paragraph-properties fo:margin-top="0cm" fo:margin-bottom="0cm" loext:contextual-spacing="false"/>
      <style:text-properties officeooo:paragraph-rsid="00227275"/>
    </style:style>
    <style:style style:name="P33" style:family="paragraph" style:parent-style-name="Text_20_body" style:list-style-name="L2">
      <style:paragraph-properties fo:margin-top="0cm" fo:margin-bottom="0cm" loext:contextual-spacing="false"/>
    </style:style>
    <style:style style:name="P34" style:family="paragraph" style:parent-style-name="Text_20_body">
      <style:paragraph-properties fo:margin-left="1.251cm" fo:margin-right="0cm" fo:text-indent="0cm" style:auto-text-indent="false"/>
      <style:text-properties officeooo:rsid="00332c14" officeooo:paragraph-rsid="00332c14"/>
    </style:style>
    <style:style style:name="P35" style:family="paragraph" style:parent-style-name="Text_20_body">
      <style:paragraph-properties fo:margin-left="1.251cm" fo:margin-right="0cm" fo:text-indent="0cm" style:auto-text-indent="false"/>
      <style:text-properties officeooo:rsid="0034d217" officeooo:paragraph-rsid="0034d217"/>
    </style:style>
    <style:style style:name="P36" style:family="paragraph" style:parent-style-name="Text_20_body">
      <style:paragraph-properties fo:margin-left="1.251cm" fo:margin-right="0cm" fo:text-indent="0cm" style:auto-text-indent="false"/>
      <style:text-properties style:text-underline-style="none" officeooo:rsid="0032142b" officeooo:paragraph-rsid="0032142b"/>
    </style:style>
    <style:style style:name="P37" style:family="paragraph" style:parent-style-name="Text_20_body">
      <style:paragraph-properties fo:margin-left="1.251cm" fo:margin-right="0cm" fo:text-indent="0cm" style:auto-text-indent="false"/>
      <style:text-properties officeooo:rsid="0032142b" officeooo:paragraph-rsid="0032142b"/>
    </style:style>
    <style:style style:name="P38" style:family="paragraph" style:parent-style-name="Text_20_body">
      <style:paragraph-properties fo:margin-left="1.251cm" fo:margin-right="0cm" fo:text-indent="0cm" style:auto-text-indent="false"/>
      <style:text-properties officeooo:rsid="002e1750" officeooo:paragraph-rsid="0032142b"/>
    </style:style>
    <style:style style:name="P39" style:family="paragraph" style:parent-style-name="Text_20_body">
      <style:paragraph-properties fo:margin-left="0cm" fo:margin-right="0cm" fo:text-indent="0cm" style:auto-text-indent="false"/>
      <style:text-properties officeooo:rsid="0034d217" officeooo:paragraph-rsid="0034d217"/>
    </style:style>
    <style:style style:name="P40" style:family="paragraph" style:parent-style-name="Text_20_body">
      <style:paragraph-properties fo:margin-left="2.501cm" fo:margin-right="0cm" fo:text-indent="0cm" style:auto-text-indent="false"/>
      <style:text-properties officeooo:rsid="00332c14" officeooo:paragraph-rsid="00332c14"/>
    </style:style>
    <style:style style:name="P41" style:family="paragraph" style:parent-style-name="Text_20_body">
      <style:paragraph-properties fo:margin-left="2.501cm" fo:margin-right="0cm" fo:text-indent="0cm" style:auto-text-indent="false"/>
      <style:text-properties fo:color="#800000" officeooo:rsid="00332c14" officeooo:paragraph-rsid="00332c14"/>
    </style:style>
    <style:style style:name="P42" style:family="paragraph" style:parent-style-name="Text_20_body">
      <style:paragraph-properties fo:margin-left="2.501cm" fo:margin-right="0cm" fo:text-indent="0cm" style:auto-text-indent="false"/>
      <style:text-properties fo:font-weight="bold" officeooo:rsid="00332c14" officeooo:paragraph-rsid="00332c14" style:font-weight-asian="bold" style:font-weight-complex="bold"/>
    </style:style>
    <style:style style:name="P43" style:family="paragraph" style:parent-style-name="Heading_20_2">
      <style:text-properties officeooo:rsid="0023e126" officeooo:paragraph-rsid="0023e126"/>
    </style:style>
    <style:style style:name="P44" style:family="paragraph" style:parent-style-name="Heading_20_3" style:list-style-name="L2">
      <style:text-properties style:font-name="Arial" officeooo:rsid="00332c14" officeooo:paragraph-rsid="00332c14"/>
    </style:style>
    <style:style style:name="P45" style:family="paragraph" style:parent-style-name="Heading_20_5">
      <style:text-properties officeooo:rsid="002e1750" officeooo:paragraph-rsid="002e1750"/>
    </style:style>
    <style:style style:name="P46" style:family="paragraph" style:parent-style-name="Heading_20_10" style:master-page-name="">
      <loext:graphic-properties draw:fill="none"/>
      <style:paragraph-properties fo:margin-left="1.251cm" fo:margin-right="0cm" fo:margin-top="0.312cm" fo:margin-bottom="0.312cm" loext:contextual-spacing="false" fo:text-indent="0cm" style:auto-text-indent="false" style:page-number="auto" fo:background-color="transparent" fo:keep-with-next="always"/>
    </style:style>
    <style:style style:name="T1" style:family="text">
      <style:text-properties officeooo:rsid="001628d8"/>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officeooo:rsid="001a16be"/>
    </style:style>
    <style:style style:name="T5" style:family="text">
      <style:text-properties officeooo:rsid="001bf579"/>
    </style:style>
    <style:style style:name="T6" style:family="text">
      <style:text-properties style:font-name="Arial"/>
    </style:style>
    <style:style style:name="T7" style:family="text">
      <style:text-properties style:font-name="Arial" officeooo:rsid="001bf579"/>
    </style:style>
    <style:style style:name="T8" style:family="text">
      <style:text-properties style:font-name="Arial" officeooo:rsid="001de59e"/>
    </style:style>
    <style:style style:name="T9" style:family="text">
      <style:text-properties style:font-name="Arial" officeooo:rsid="0020df40"/>
    </style:style>
    <style:style style:name="T10" style:family="text">
      <style:text-properties style:font-name="Arial" officeooo:rsid="00227275"/>
    </style:style>
    <style:style style:name="T11" style:family="text">
      <style:text-properties officeooo:rsid="0020df40"/>
    </style:style>
    <style:style style:name="T12" style:family="text">
      <style:text-properties officeooo:rsid="0023e126"/>
    </style:style>
    <style:style style:name="T13" style:family="text">
      <style:text-properties officeooo:rsid="002532ac"/>
    </style:style>
    <style:style style:name="T14" style:family="text">
      <style:text-properties officeooo:rsid="0026c571"/>
    </style:style>
    <style:style style:name="T15" style:family="text">
      <style:text-properties officeooo:rsid="002adcee"/>
    </style:style>
    <style:style style:name="T16" style:family="text">
      <style:text-properties officeooo:rsid="002b526f"/>
    </style:style>
    <style:style style:name="T17" style:family="text">
      <style:text-properties officeooo:rsid="002fd142"/>
    </style:style>
    <style:style style:name="T18" style:family="text">
      <style:text-properties officeooo:rsid="003088bb"/>
    </style:style>
    <style:style style:name="T19" style:family="text">
      <style:text-properties officeooo:rsid="0032142b"/>
    </style:style>
    <style:style style:name="T20" style:family="text">
      <style:text-properties style:text-underline-style="none"/>
    </style:style>
    <style:style style:name="T21" style:family="text">
      <style:text-properties style:text-underline-style="none" officeooo:rsid="0032142b"/>
    </style:style>
    <style:style style:name="T22" style:family="text">
      <style:text-properties style:text-underline-style="none" officeooo:rsid="00332c14"/>
    </style:style>
    <style:style style:name="T23" style:family="text">
      <style:text-properties fo:color="#800000"/>
    </style:style>
    <style:style style:name="T24" style:family="text">
      <style:text-properties officeooo:rsid="00332c14"/>
    </style:style>
    <style:style style:name="T25" style:family="text">
      <style:text-properties officeooo:rsid="0034d217"/>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start text:name="__DdeLink__212_791788583"/><text:s/></text:p>
      <text:p text:style-name="Title"><text:span text:style-name="T17">¡</text:span>Python <text:span text:style-name="T11">en </text:span><text:s/>todo!</text:p>
      <text:p text:style-name="P2">Comenzaré con escribir una serie <text:span text:style-name="T5">artículos</text:span> sobre la experiencias en el uso de python como lenguaje de programación desde cero hasta sus uso en las diferentes modalidades profesionales. Como docente en el mundo de la informática, <text:s/>los lenguajes de programación han evolucionado sin embargo hay algunos que se mantienen en el tiempo, partiendo del hecho de sus paradigmas que trae como consecuencia su desaparición de los espacio mundial, como por ejemplo basic. De estos se han <text:span text:style-name="T5">mantenido</text:span> en el tiempo el lenguaje C que <text:s/>estuvo acompañando el <text:s/>paradigma de programación <text:s/>estructurada, luego <text:span text:style-name="T5">apareció</text:span> el de orientado a objetos. <text:s/><text:span text:style-name="T3">C, <text:s/></text:span>se adapto <text:s/>y <text:span text:style-name="T5">evolución</text:span> como lo conoce<text:span text:style-name="T4">m</text:span>os hoy en día <text:span text:style-name="T5">con</text:span> C++. <text:s/></text:p>
      <text:p text:style-name="P2">Hay que reconocer que es un lenguaje de alto nivel muy poderoso, <text:span text:style-name="T1">sin embargo no es fácil aprenderlo. Otros de los elementos el cual se hace mención de su poderío es que es compilado y sus beneficios para que corra dentro de un computador a diferencia de los interpretados, <text:s/>es la rapidez como se ejecuta los programas. <text:s text:c="2"/>Estos dos conceptos son <text:s/>necesario aclararlo <text:s/>para la toma de decisión del <text:s/>lenguaje de programación <text:s text:c="2"/>en el desarrollo de aplicaciones, <text:s/>Sin embargo cabe destacar que en la actualidad esas brechas de compilado e interpretados se han reducido pues las tecnologías se ejecutan <text:s/>dentro de un computador casi a la misma velocidad sin que el usuario se de cuenta de la misma (según …). Es por ello que se tomo la decisión de evaluar a python como una lenguaje para hacer utilizado en todos los campos de la ciencias y como elemento que permita motivar a aquellas personas que no saben programar, <text:s/>aprender a desarrollar aplicaciones sin mayores problemas, <text:s/>solo deben tener las ganas <text:s/>en <text:s/>buscar soluciones a los problemas que involucren la informática. </text:span></text:p>
      <text:p text:style-name="P3">Una de las cosas que he conseguido de python es su versatilidad en cuanto el manejo de sus librerias, pues según las necesidades consigues la misma sin problemas, la cargamos y ya, a trabajar, podemos tener un python para todo, y para ello debemos de iniciar con definir que es este lenguaje <text:s/>y para ellos citaremos a wikipedia(2016) que expresa lo siguiente: </text:p>
      <text:p text:style-name="P8"><text:span text:style-name="T7">”</text:span><text:span text:style-name="T2">Python</text:span> es un lenguaje de programación interpretado cuya filosofía hace hincapié en una sintaxis que favorezca un código legible. Se trata de un lenguaje de programación multiparadigma, ya que soporta orientación a objetos, programación imperativa y, en menor medida, programación funcional.<text:span text:style-name="T7">, <text:s/>la versión 1.0 en enero de 1994 </text:span><text:span text:style-name="T8">su creador fué Van Rossum <text:s text:c="2"/>en el Centro para las Matemáticas y la Informática (CWI, Centrum Wiskunde &amp; Informatica), en los <text:s/>paises bajos, como un sucesor del </text:span><text:a xlink:type="simple" xlink:href="https://es.wikipedia.org/wiki/Lenguaje_de_programación_ABC" text:style-name="Internet_20_link" text:visited-style-name="Visited_20_Internet_20_Link"><text:span text:style-name="T8">lenguaje de programación ABC</text:span></text:a><text:span text:style-name="T8">, capaz de </text:span><text:a xlink:type="simple" xlink:href="https://es.wikipedia.org/wiki/Manejo_de_excepciones" text:style-name="Internet_20_link" text:visited-style-name="Visited_20_Internet_20_Link"><text:span text:style-name="T8">manejar excepciones</text:span></text:a><text:span text:style-name="T8"> e interactuar con el </text:span><text:a xlink:type="simple" xlink:href="https://es.wikipedia.org/wiki/Amoeba_%28Informática%29" text:style-name="Internet_20_link" text:visited-style-name="Visited_20_Internet_20_Link"><text:span text:style-name="T8">sistema operativo Amoeba</text:span></text:a><text:span text:style-name="T8">.</text:span><text:bookmark text:name="cite_ref-whycreated_3-0"/><text:a xlink:type="simple" xlink:href="https://es.wikipedia.org/wiki/Python#cite_note-whycreated-3" text:style-name="Internet_20_link" text:visited-style-name="Visited_20_Internet_20_Link"><text:span text:style-name="T8">3</text:span></text:a><text:span text:style-name="T8">”.</text:span></text:p>
      <text:p text:style-name="P7"><text:span text:style-name="T8">S</text:span><text:span text:style-name="T6">iendo así podemos afirmar que <text:s/>es relativamente nuevo pero su evolución a crecido vertiginosamente ya que uso esta desde la NASA, Google, grandes emporios industriales. <text:s/>Y nos preguntamos ¿porqué será?. Parte de la construcción de esta serí</text:span><text:span text:style-name="T9">e</text:span><text:span text:style-name="T6"> <text:s/></text:span><text:span text:style-name="T9">sera </text:span><text:span text:style-name="T6">sobre python </text:span><text:soft-page-break/><text:span text:style-name="T9">en</text:span><text:span text:style-name="T6"> todos, </text:span><text:span text:style-name="T9">no vamos expresar o que ya otros han escrito pues existe mucha documentación sobre el, en todos los idiomas, solo queremos comentar sobre la diversidad con la cual el lenguaje <text:s/>se adapta para el desarrollo de aplicaciones en casi todos los ambitos y para ello debemos iniciar desde la edad escolar hasta las universidades y otras cosas más como en las empresas.</text:span></text:p>
      <text:p text:style-name="P9"><text:span text:style-name="T9">A</text:span><text:span text:style-name="T10">quí algunas reflexiones el porque python tomada de http://www.python.org.ar/wiki/RendimientoPythonVsJavaVsNet</text:span></text:p>
      <text:p text:style-name="P4"/>
      <text:list xml:id="list412765311190714248" text:style-name="L1">
        <text:list-item>
          <text:p text:style-name="P30">Python es casi 3 veces mas compacto que Java, 6 veces mas que C. O sea, en C tenemos 6 lineas cuando en python 1 sola. </text:p>
        </text:list-item>
        <text:list-item>
          <text:p text:style-name="P32">Python carga 6 veces mas rápido que Java cuando inicia </text:p>
        </text:list-item>
        <text:list-item>
          <text:p text:style-name="P31">Python consume 4 veces menos memoria que java </text:p>
        </text:list-item>
        <text:list-item>
          <text:p text:style-name="P31">Python tiene extensiones en C/C++ que son más rápidas que código nativo java, por mas que java tenga un compilador jit </text:p>
        </text:list-item>
        <text:list-item>
          <text:p text:style-name="P18">Python es bastante mas lento que java si medimos los tiempos de ejecución de programas de uso intensivo de procesador. Igualmente, si se usan extensiones en C para el "procesamiento intensivo", python es más rápido que java. </text:p>
        </text:list-item>
      </text:list>
      <text:p text:style-name="P5"/>
      <text:p text:style-name="Title"><text:span text:style-name="T9">P</text:span><text:span text:style-name="T6">ython en la escuela</text:span></text:p>
      <text:h text:style-name="Heading_20_2" text:outline-level="2">¿<text:bookmark-start text:name="__DdeLink__14_1668508122"/>Porque <text:s/><text:span text:style-name="T13">aprender a </text:span>programar<text:bookmark-end text:name="__DdeLink__14_1668508122"/>?</text:h>
      <text:p text:style-name="P10"><text:s text:c="2"/><text:span text:style-name="T14">Se ha creado un paradigma en cuanto a que para programar solo aquellas personas con conocimiento sólidos en las ciencias sin embargo eso a venido cambiando ya que solo se requiere tener las ganas y pasión por las cosas que queremos resolver, eso nos da la oportunidad de generar procesos lógicos que seria uno los requisitos necesario para abordar el mundo de la informática. La informática hoy en día esta todas las cosas que utilizamos sobre todo el mundo citadino los cuales la mayoría de los ciudadanos poseen un aparato electrónico para consultar información. <text:s/>Cuando nos referimos a la información ¿quién en la actualidad no requiere de la misma para la toma de decisión? <text:s/>¿cómo <text:s/>generamos conocimiento? <text:s/>Cuando resolvemos problemas en la cotidianidad partimos como estrategia <text:s/>en la descomposición <text:s/>del todo en partes, cada parte aplicarle <text:s/>el mismo procedimiento para ir entendiendo su interrelación y su <text:s/>grado de importancia dentro del todo , esto nos permitirá <text:s/>detectar las posibles fallas que inciden en el funcionamiento, para mejorarlo, repararlo o reemplazar las partes, es decir nos brinda la oportunidad de ser asertivo en la toma de decisiones. Esto en esencia es programar, <text:s/>por tanto todos deberíamos saberlo de como se hace. <text:s/></text:span></text:p>
      <text:p text:style-name="P11"><text:soft-page-break/><text:span text:style-name="T15">Para reforzar esta idea nos basamos en el planteamiento de Reple <text:s/>(red latinoamerica portales educativos) cuyos fundamentos expresan <text:s/>que </text:span>La educación ha sido considerada por mucho tiempo el eslabón privilegiado que articula la integración cultural, la movilidad social y el desarrollo productivo, <text:span text:style-name="T16">ademas estable en el articulo referente a aprender a programar que <text:s/>e</text:span>s una habilidad que permitirá a nuestros hijos convertirse en la nueva generación de innovadores y líderes”. “Y como cualquier lenguaje, la programación puede ser aprendida a edades tempranas con resultados extraordinarios”. <text:span text:style-name="T16">También dice <text:s/>que l</text:span>os estudiantes que aprendan a programar estarán mejor preparados para la revolución tecnológica que se extiende por todas las culturas y derriba fronteras. El futuro demandará no solo programadores, sino <text:span text:style-name="Strong_20_Emphasis">profesionales que dominen el pensamiento computacional</text:span> y lo sepan llevar a los campos de la medicina, la biología, el diseño y las artes.</text:p>
      <text:p text:style-name="P12">La computación no solo es para especialista en el área es para todos.</text:p>
      <text:h text:style-name="Heading_20_2" text:outline-level="2">Herramientas iniciales </text:h>
      <text:p text:style-name="P19">Para aprender a programar solo necesitas un editor de textos. Cualquier nos sirve, <text:s/>dependerá de los gustos y la comodidad en la que se encuentre la persona interesada. <text:s/>Existió una tendencia en la cual <text:s/>la iconografia venía sustituyendo los comandos, es decir todo era arrastrar y soltar <text:s/>simplificandolos <text:s/>en <text:s/>uso de <text:s/>los macros, esto nos trajo como consecuencia el desconocimientos de los procesos internos y dependia más de la versión de las licencias <text:s/>utilizada <text:s/>que <text:s/>por las acciones a utilizar. </text:p>
      <text:p text:style-name="P19">Ahora bien todo evoluciona y las tendencias de este tipo de tecnología han cambiado pues se ha venido revertiendo pues la nueva nueva es de utilizar códigos y con la aparación de los framework (bloques de código) acelera y nos mantemos actualizado con mayora rápidez y no esperar por las actualizaciones de las versiones de las licencias.</text:p>
      <text:p text:style-name="P20"><text:span text:style-name="T17">Para ello es necesario contar con herramientas que nos faciliten las cosas, para ellos estan los IDE (Entorno de Desarrollo Integral) tal como lo define (eclipse,2016) <text:s/>“</text:span>Un <text:span text:style-name="T2">IDE</text:span> es una herramienta que nos ayuda a desarrollar de una manera amigable nuestras aplicaciones, brindándonos ayudas visuales en la sintaxis, plantillas, wizards, plugins y sencillas opciones para probar y hacer un debug. Programas como Netbeans, Eclipse, Xcode, Visual Studio, son algunos de los <text:span text:style-name="T2">IDE's</text:span> más populares<text:span text:style-name="T18">”.</text:span></text:p>
      <text:p text:style-name="P21">Sin embargo no son los únicos, pues estos tipos de aplicaciones son muy pesados, y lo resumo de la siguiente manera. Todo dependerá que proyectos vamos a elaborar. <text:s/>En lo particular prefiero los editores de textos que autocompleta las setencias, como por ejemplo <text:span text:style-name="T3">SublimeText</text:span> o <text:span text:style-name="T3">Atom</text:span>, <text:s/>son herramientas poderosas para programar y no requieren equipos, memoria poderosos <text:s/>para programar. Funcionan a la perfección en python, reduce tiempo de escritura.</text:p>
      <text:p text:style-name="P22">En conclusión necesitamos:</text:p>
      <text:p text:style-name="P22"/>
      <text:p text:style-name="P22"><text:soft-page-break/>1. Editor<text:span text:style-name="T25">es</text:span> de texto<text:span text:style-name="T25">s más utilizados por desarrolladores</text:span>:</text:p>
      <text:p text:style-name="P22"><text:tab/><text:span text:style-name="T3">SublimeText:</text:span></text:p>
      <text:p text:style-name="P25"><text:span text:style-name="T21"><text:tab/></text:span><text:span text:style-name="T22">E</text:span>s un editor de texto y editor de código fuente está escrito en C++ y Python para los plugins. Desarrollado originalmente como una extensión de Vim, con el tiempo fue creando una identidad propia, por esto aún conserva un modo de edición tipo vi llamado Vintage mode.</text:p>
      <text:p text:style-name="P22"><text:tab/><text:span text:style-name="T3">Atom:</text:span></text:p>
      <text:p text:style-name="P23"><text:span text:style-name="T25"><text:tab/>E</text:span>l editor de texto de Github para los desarrolladores. Atom es un editor de texto orientado al desarrollo de aplicaciones; una herramienta desarrollada por <text:span text:style-name="T23">Github</text:span> que se ha publicado en beta privada.</text:p>
      <text:p text:style-name="P23"/>
      <text:p text:style-name="P22">2. Python instalado:</text:p>
      <text:p text:style-name="P22"><text:tab/>Windows:</text:p>
      <text:p text:style-name="P22"><text:tab/><text:tab/>Debes <text:s/>de instalarlo desde esta dirección <text:s/>url: <text:tab/><text:tab/><text:tab/><text:tab/><text:tab/><text:tab/><text:tab/><text:tab/><text:bookmark-start text:name="__DdeLink__216_164856612"/><text:a xlink:type="simple" xlink:href="https://www.python.org/downloads/" text:style-name="Internet_20_link" text:visited-style-name="Visited_20_Internet_20_Link">https://www.python.org/downloads/</text:a><text:bookmark-end text:name="__DdeLink__216_164856612"/></text:p>
      <text:p text:style-name="P22"><text:tab/>GNU/Linux:</text:p>
      <text:p text:style-name="P22"><text:tab/><text:tab/>Ya viene instalado en cualquier distribucción, debes tomar en cuentas la versión de python, pues para debian por defecto viene 2.7, para archlinux la version 3 por defecto, para ello con solo escribir python desde el terminal deberá salir la siguiente expresión:</text:p>
      <text:p text:style-name="P22">Ejemplo:</text:p>
      <text:p text:style-name="P36">a) </text:p>
      <text:p text:style-name="P36">$ python (enter)</text:p>
      <text:p text:style-name="P37"><text:span text:style-name="T20">Python 2.7.12 (default, Jun 28 2016, 08:31:05) </text:span></text:p>
      <text:p text:style-name="P37"><text:span text:style-name="T20">[GCC 6.1.1 20160602] on linux2</text:span></text:p>
      <text:p text:style-name="P37"><text:span text:style-name="T20">Type "help", "copyright", "credits" or "license" for more information.</text:span></text:p>
      <text:p text:style-name="P37"><text:span text:style-name="T20">&gt;&gt;&gt; </text:span></text:p>
      <text:p text:style-name="P38"/>
      <text:p text:style-name="P38"><text:span text:style-name="T19">$ python3 (enter)</text:span></text:p>
      <text:p text:style-name="P37">Python 3.5.2 (default, Jun 28 2016, 08:46:01) </text:p>
      <text:p text:style-name="P37">[GCC 6.1.1 20160602] on linux</text:p>
      <text:p text:style-name="P37"><text:soft-page-break/>Type "help", "copyright", "credits" or "license" for more information.</text:p>
      <text:p text:style-name="P37">&gt;&gt;&gt; </text:p>
      <text:p text:style-name="P37">Las sentencias entre ambas versiones varían por eso es necesario verificar con la versión con que deseamos trabajar. En nuestro caso nos quedamos con la versión 2.7</text:p>
      <text:p text:style-name="P37">Con lo anterior ya estamos listo para empezar a programar con python</text:p>
      <text:p text:style-name="P37"/>
      <text:p text:style-name="P37"/>
      <text:h text:style-name="P46" text:outline-level="9"><text:span text:style-name="T25">2.1 Algunas diferencia entre C, C++ y python</text:span>:</text:h>
      <text:p text:style-name="P37">Nuestro hola mundo</text:p>
      <text:p text:style-name="P40">$ python</text:p>
      <text:p text:style-name="P40">Python 2.7.12 (default, Jun 28 2016, 08:31:05) </text:p>
      <text:p text:style-name="P40">[GCC 6.1.1 20160602] on linux2</text:p>
      <text:p text:style-name="P40">Type "help", "copyright", "credits" or "license" for more information.</text:p>
      <text:p text:style-name="P40">&gt;&gt;&gt; print "<text:span text:style-name="T23">hola mundo</text:span>"</text:p>
      <text:p text:style-name="P41">hola mundo</text:p>
      <text:p text:style-name="P40">&gt;&gt;&gt; </text:p>
      <text:p text:style-name="P34">Con la anterior mostramos la facilidad de imprimir en patalla la cadena de carácter “hola mundo” sin mayor problema, evaluen haganlo en c</text:p>
      <text:p text:style-name="P42">C</text:p>
      <text:p text:style-name="P15">#include <text:line-break/><text:line-break/>int main(int argc, char *argv[]) {<text:line-break/><text:tab/> printf("Hola Mundo");<text:line-break/><text:tab/>return 0;<text:line-break/>}</text:p>
      <text:p text:style-name="P15"/>
      <text:p text:style-name="P16">C++</text:p>
      <text:p text:style-name="P17"><text:span text:style-name="T24"><text:line-break/></text:span>#include <text:line-break/>using namespace std;<text:line-break/><text:line-break/>int main(int argc, char *argv[]) {<text:line-break/><text:tab/><text:span text:style-name="T24">s</text:span>td::cout &lt;&lt; "Hola mundo" &lt;&lt; endl;<text:line-break/> <text:tab/>return 0;<text:line-break/>}<text:line-break/><text:line-break/><text:soft-page-break/>URL del artículo: http://www.ejemplode.com/28-c/c++/137-ejemplo_de_hola_mundo_en_c_y_c++.html<text:line-break/>Leer completo: <text:a xlink:type="simple" xlink:href="http://www.ejemplode.com/28-c/c++/137-ejemplo_de_hola_mundo_en_c_y_c++.html" text:style-name="Internet_20_link" text:visited-style-name="Visited_20_Internet_20_Link">ejemplos de Hola Mundo en C y C++</text:a></text:p>
      <text:p text:style-name="P14"><text:line-break/>¿ Qué diferencia? ¿Cierto?</text:p>
      <text:p text:style-name="P14"/>
      <text:p text:style-name="P14">¡Convencido, nos quedamos con python!</text:p>
      <text:p text:style-name="P34"/>
      <text:p text:style-name="P24">3. Controlador de versiones por defecto GitHUB:</text:p>
      <text:p text:style-name="P35"><text:span text:style-name="T2">GitHub</text:span> es una plataforma de desarrollo colaborativo de software para alojar proyectos utilizando el sistema de control de versiones Git. El código se almacena de forma pública, aunque también se puede hacer de forma privada, creando una cuenta de pago.</text:p>
      <text:p text:style-name="P35"/>
      <text:p text:style-name="P39"/>
      <text:h text:style-name="P43" text:outline-level="2">Aprend<text:span text:style-name="T25">er </text:span><text:s/>jugando</text:h>
      <text:p text:style-name="P13">Definición :</text:p>
      <text:p text:style-name="P13">Herramientas:</text:p>
      <text:h text:style-name="Heading_20_4" text:outline-level="4">La tortuga (Python turtle)</text:h>
      <text:p text:style-name="P10"/>
      <text:h text:style-name="Heading_20_4" text:outline-level="4">Pilas engine</text:h>
      <text:h text:style-name="Heading_20_2" text:outline-level="2">Robótica</text:h>
      <text:p text:style-name="P10">Definición:</text:p>
      <text:p text:style-name="P10"/>
      <text:h text:style-name="P45" text:outline-level="5">Herramientas</text:h>
      <text:h text:style-name="Heading_20_5" text:outline-level="5">Placa</text:h>
      <text:p text:style-name="Text_20_body"><text:tab/><text:span text:style-name="T12">Definción</text:span></text:p>
      <text:h text:style-name="Heading_20_5" text:outline-level="5"><text:tab/><text:tab/>Pinguino</text:h>
      <text:p text:style-name="Text_20_body"><text:tab/><text:tab/></text:p>
      <text:h text:style-name="Heading_20_5" text:outline-level="5"><text:soft-page-break/><text:tab/><text:tab/>Arduino</text:h>
      <text:h text:style-name="Heading_20_5" text:outline-level="5"><text:tab/><text:tab/>Raspberry</text:h>
      <text:p text:style-name="Text_20_body"/>
      <text:p text:style-name="Text_20_body"/>
      <text:p text:style-name="P13">La robótica en la escuela</text:p>
      <text:p text:style-name="P13">Simulación</text:p>
      <text:p text:style-name="P13"><text:tab/>Definición</text:p>
      <text:p text:style-name="P13"><text:tab/>Herramientas</text:p>
      <text:p text:style-name="P13"/>
      <text:p text:style-name="P13">Animación</text:p>
      <text:p text:style-name="P13"><text:tab/>Definición</text:p>
      <text:p text:style-name="P13"><text:tab/>Herramientas</text:p>
      <text:p text:style-name="Title">Webgrafia</text:p>
      <text:p text:style-name="P6"/>
      <text:list xml:id="list5140738110203028186" text:style-name="L2">
        <text:list-item>
          <text:p text:style-name="P29">http://www.relpe.org/por-que-es-importante-aprender-a-programar/</text:p>
        </text:list-item>
        <text:list-item>
          <text:p text:style-name="P26">https://books.google.co.ve/books?id=lk57JxHhpyAC&amp;pg=PA2&amp;lpg=PA2&amp;dq=programar+descomponer+el+todo&amp;source=bl&amp;ots=FMuRIzR3xD&amp;sig=qeMtFTMsCThN7WH-00oIoLz7mLs&amp;hl=es-419&amp;sa=X&amp;ved=0ahUKEwiA77Dz8v3OAhVLpR4KHSYLBEsQ6AEIHDAA#v=onepage&amp;q=programar%20descomponer%20el%20todo&amp;f=false</text:p>
        </text:list-item>
        <text:list-item>
          <text:p text:style-name="P26">Jose F. Velez Serrano, Diseñar y programar todo es empezar<text:bookmark-end text:name="__DdeLink__212_791788583"/></text:p>
          <text:p text:style-name="P26"/>
        </text:list-item>
        <text:list-item>
          <text:p text:style-name="P28"><text:a xlink:type="simple" xlink:href="http://www.ejemplode.com/28-c/c++/137-ejemplo_de_hola_mundo_en_c_y_c++.html" text:style-name="Internet_20_link" text:visited-style-name="Visited_20_Internet_20_Link">http://www.ejemplode.com/28-c/c++/137-ejemplo_de_hola_mundo_en_c_y_c++.html</text:a></text:p>
          <text:list>
            <text:list-item>
              <text:list>
                <text:list-item>
                  <text:h text:style-name="P44" text:outline-level="3"><text:a xlink:type="simple" xlink:href="https://www.google.co.ve/url?sa=t&amp;rct=j&amp;q=&amp;esrc=s&amp;source=web&amp;cd=2&amp;cad=rja&amp;uact=8&amp;ved=0ahUKEwjpxNyXo57PAhUJKx4KHd8zC0kQFggeMAE&amp;url=https%3A%2F%2Fes.wikipedia.org%2Fwiki%2FSublime_Text&amp;usg=AFQjCNH9UNdAPXw8lYTxSggVokQHdy5dCQ&amp;sig2=Ex3csG5Gc6JDq1o1e_i0-A" text:style-name="Internet_20_link" text:visited-style-name="Visited_20_Internet_20_Link">Sublime Text - Wikipedia, la enciclopedia libre</text:a></text:h>
                </text:list-item>
              </text:list>
            </text:list-item>
          </text:list>
        </text:list-item>
        <text:list-item>
          <text:p text:style-name="P33"><text:span text:style-name="Citation">https://es.wikipedia.org/wiki/</text:span><text:span text:style-name="Citation"><text:span text:style-name="T2">Sublime_Text</text:span></text:span></text:p>
        </text:list-item>
      </text:list>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svg:font-family="Ubuntu"/>
    <style:font-face style:name="Droid Sans Devanagari1" svg:font-family="'Droid Sans Devanagari'" style:font-family-generic="swiss"/>
    <style:font-face style:name="Arial"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s" fo:country="V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Ubuntu" fo:font-size="12pt" fo:language="es" fo:country="V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5T17:24:44.358080424</meta:creation-date>
    <dc:date>2016-09-20T16:20:32.476968013</dc:date>
    <meta:editing-duration>PT9H20M17S</meta:editing-duration>
    <meta:editing-cycles>19</meta:editing-cycles>
    <meta:generator>LibreOffice/5.2.1.2$Linux_X86_64 LibreOffice_project/20m0$Build-2</meta:generator>
    <meta:document-statistic meta:table-count="0" meta:image-count="0" meta:object-count="0" meta:page-count="7" meta:paragraph-count="95" meta:word-count="1776" meta:character-count="11637" meta:non-whitespace-character-count="9837"/>
  </office:meta>
</office:document-meta>
</file>